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17" style:family="table-row">
      <style:table-row-properties style:min-row-height="1.921cm"/>
    </style:style>
    <style:style style:name="Tabla1.43" style:family="table-row">
      <style:table-row-properties style:min-row-height="1.91cm"/>
    </style:style>
    <style:style style:name="Tabla1.A48" style:family="table-cell">
      <style:table-cell-properties fo:background-color="transparent" fo:padding="0.097cm" fo:border-left="0.018cm solid #000000" fo:border-right="none" fo:border-top="none" fo:border-bottom="none" style:writing-mode="page">
        <style:background-image/>
      </style:table-cell-properties>
    </style:style>
    <style:style style:name="Tabla1.B48" style:family="table-cell">
      <style:table-cell-properties fo:background-color="transparent" fo:padding="0.097cm" fo:border-left="0.018cm solid #000000" fo:border-right="0.018cm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P20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Heading_20_4">
      <style:text-properties style:text-underline-style="none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451027274207546964" text:style-name="Outline">
        <text:list-item>
          <text:h text:style-name="P25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41505124" text:continue-numbering="true" text:style-name="Outline">
        <text:list-item>
          <text:list>
            <text:list-item>
              <text:h text:style-name="P23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--android-licenses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>Ejemplos</text:a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Table_20_Contents"><text:a xlink:type="simple" xlink:href="https://www.reddit.com/r/FlutterDev/comments/9i5kzu/oauth_on_flutter_really_sucks_whats_the_easiest/?utm_source=ifttt" text:style-name="Internet_20_link" text:visited-style-name="Visited_20_Internet_20_Link">Oauth</text:a></text:p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ext:soft-page-break/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41502487" text:continue-numbering="true" text:style-name="Outline">
              <text:list-item>
                <text:list>
                  <text:list-item>
                    <text:list>
                      <text:list-item>
                        <text:h text:style-name="P19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ext:soft-page-break/>
        <table:table-row table:style-name="Tabla1.17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4150638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4151262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4150460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r</text:a>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ext:soft-page-break/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</table:table-cell>
        </table:table-row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soft-page-break/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43"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 table:style-name="Tabla1.43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48" office:value-type="string">
            <text:p text:style-name="P8">Transform</text:p>
          </table:table-cell>
          <table:table-cell table:style-name="Tabla1.B48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48" office:value-type="string">
            <text:p text:style-name="P8">técnicas</text:p>
          </table:table-cell>
          <table:table-cell table:style-name="Tabla1.B48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text:soft-page-break/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4151609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" text:outline-level="4"/>
                    </text:list-item>
                    <text:list-item>
                      <text:h text:style-name="P21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41510047" text:continue-numbering="true" text:style-name="Outline">
              <text:list-item>
                <text:list>
                  <text:list-item>
                    <text:h text:style-name="P22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41520307" text:continue-numbering="true" text:style-name="Outline">
              <text:list-item>
                <text:list>
                  <text:list-item>
                    <text:h text:style-name="P22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Standard"/>
      <text:list xml:id="list41527211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<text:soft-page-break/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 de </text:span><text:page-count style:num-format="1">9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10</meta:editing-cycles>
    <meta:creation-date>2018-03-07T12:45:00</meta:creation-date>
    <dc:date>2019-01-10T21:31:06.93</dc:date>
    <meta:editing-duration>P5DT14H49M14S</meta:editing-duration>
    <meta:generator>OpenOffice/4.1.6$Win32 OpenOffice.org_project/416m1$Build-9790</meta:generator>
    <dc:creator>Máximo Meza</dc:creator>
    <meta:document-statistic meta:table-count="3" meta:image-count="0" meta:object-count="0" meta:page-count="9" meta:paragraph-count="199" meta:word-count="480" meta:character-count="37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